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de" number:country="DE">
      <number:number number:min-integer-digits="1"/>
    </number:number-style>
    <number:time-style style:name="N5041" number:language="de" number:country="D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5041"/>
    <style:style style:name="ce3" style:family="table-cell" style:parent-style-name="Default" style:data-style-name="N5000"/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2" table:default-cell-style-name="Default"/>
        <table:table-column table:style-name="co1" table:number-columns-repeated="3" table:default-cell-style-name="Default"/>
        <table:table-row table:style-name="ro2"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1" office:value-type="string">
            <text:p>Date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End tim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Work</text:p>
          </table:table-cell>
          <table:table-cell/>
          <table:table-cell table:style-name="ce4" office:value-type="string">
            <text:p>TOTAL TIME:</text:p>
          </table:table-cell>
          <table:table-cell table:style-name="ce3" table:formula="of:=SUM([.E3:.E32])" office:value-type="time" office:time-value="PT04H10M00S">
            <text:p>04:10:00</text:p>
          </table:table-cell>
        </table:table-row>
        <table:table-row table:style-name="ro2">
          <table:table-cell/>
          <table:table-cell office:value-type="string">
            <text:p>24.4.2013</text:p>
          </table:table-cell>
          <table:table-cell office:value-type="time" office:time-value="PT10H30M00S">
            <text:p>10:30:00</text:p>
          </table:table-cell>
          <table:table-cell office:value-type="time" office:time-value="PT12H40M00S">
            <text:p>12:40:00</text:p>
          </table:table-cell>
          <table:table-cell table:formula="of:=[.D3]-[.C3]" office:value-type="time" office:time-value="PT02H10M00S">
            <text:p>02:10:00</text:p>
          </table:table-cell>
          <table:table-cell office:value-type="string">
            <text:p>Initial setup, start of Introduction, etc.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28.4.2013</text:p>
          </table:table-cell>
          <table:table-cell office:value-type="time" office:time-value="PT16H00M00S">
            <text:p>16:00:00</text:p>
          </table:table-cell>
          <table:table-cell office:value-type="time" office:time-value="PT18H00M00S">
            <text:p>18:00:00</text:p>
          </table:table-cell>
          <table:table-cell table:formula="of:=[.D4]-[.C4]" office:value-type="time" office:time-value="PT02H00M00S">
            <text:p>02:00:00</text:p>
          </table:table-cell>
          <table:table-cell office:value-type="string">
            <text:p>First mockup, header/footer, bit of text</text:p>
          </table:table-cell>
          <table:table-cell table:number-columns-repeated="3"/>
        </table:table-row>
        <table:table-row table:style-name="ro2">
          <table:table-cell table:number-columns-repeated="2"/>
          <table:table-cell table:number-columns-repeated="2"/>
          <table:table-cell table:formula="of:=[.D5]-[.C5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6]-[.C6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7]-[.C7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8]-[.C8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9]-[.C9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10]-[.C10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11]-[.C11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12]-[.C12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13]-[.C13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14]-[.C14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15]-[.C15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16]-[.C16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17]-[.C17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18]-[.C18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19]-[.C19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20]-[.C20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21]-[.C21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22]-[.C22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23]-[.C23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24]-[.C24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25]-[.C25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26]-[.C26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27]-[.C27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28]-[.C28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29]-[.C29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30]-[.C30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31]-[.C31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32]-[.C32]" office:value-type="float" office:value="0">
            <text:p>0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4-28T18:02:29</dc:date>
    <dc:creator>Tamino Hartmann</dc:creator>
    <meta:editing-duration>PT20M44S</meta:editing-duration>
    <meta:editing-cycles>6</meta:editing-cycles>
    <meta:generator>LibreOffice/3.5$Linux_X86_64 LibreOffice_project/350m1$Build-2</meta:generator>
    <meta:document-statistic meta:table-count="3" meta:cell-count="101" meta:object-count="0"/>
  </office:meta>
</office:document-meta>
</file>